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text" style:name="a3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1" draw:name="Grafik 3" svg:x="0in" svg:y="0.36929in" svg:width="10in" svg:height="6.76141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5" draw:name="Textfeld 4" svg:x="-0.07253in" svg:y="1.86003in" svg:width="0.42635in" svg:height="0.50488in">
          <draw:text-box>
            <text:p text:style-name="a384" text:class-names="" text:cond-style-name=""><text:span text:style-name="a382" text:class-names="">1</text:span><text:span text:style-name="a383" text:class-names=""/></text:p>
          </draw:text-box>
          <svg:title/>
          <svg:desc/>
        </draw:frame>
        <draw:frame draw:id="id65" draw:style-name="a389" draw:name="Textfeld 5" svg:x="0.00622in" svg:y="3.67125in" svg:width="0.42635in" svg:height="0.50488in">
          <draw:text-box>
            <text:p text:style-name="a388" text:class-names="" text:cond-style-name=""><text:span text:style-name="a386" text:class-names="">2</text:span><text:span text:style-name="a387" text:class-names=""/></text:p>
          </draw:text-box>
          <svg:title/>
          <svg:desc/>
        </draw:frame>
        <draw:frame draw:id="id66" draw:style-name="a393" draw:name="Textfeld 6" svg:x="4.685in" svg:y="0.44255in" svg:width="0.42635in" svg:height="0.50488in">
          <draw:text-box>
            <text:p text:style-name="a392" text:class-names="" text:cond-style-name=""><text:span text:style-name="a390" text:class-names="">3</text:span><text:span text:style-name="a391" text:class-names=""/></text:p>
          </draw:text-box>
          <svg:title/>
          <svg:desc/>
        </draw:frame>
        <draw:frame draw:id="id67" draw:style-name="a397" draw:name="Textfeld 7" svg:x="4.85167in" svg:y="5.29259in" svg:width="0.42635in" svg:height="0.50488in">
          <draw:text-box>
            <text:p text:style-name="a396" text:class-names="" text:cond-style-name=""><text:span text:style-name="a394" text:class-names="">4</text:span><text:span text:style-name="a39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Rainer Grimm</meta:initial-creator>
    <dc:creator>Rainer Grimm</dc:creator>
    <meta:creation-date>2016-04-04T07:20:05Z</meta:creation-date>
    <dc:date>2016-04-04T07:23:22Z</dc:date>
    <meta:editing-cycles>1</meta:editing-cycles>
    <meta:editing-duration>PT0S</meta:editing-duration>
    <meta:document-statistic meta:paragraph-count="4" meta:word-count="4"/>
  </office:meta>
</office:document-meta>
</file>